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7ef0" officeooo:paragraph-rsid="000e7ef0" style:font-size-asian="14pt" style:font-size-complex="16pt"/>
    </style:style>
    <style:style style:name="P2" style:family="paragraph" style:parent-style-name="Standard">
      <style:text-properties fo:font-size="16pt" officeooo:rsid="000f515f" officeooo:paragraph-rsid="000f515f" style:font-size-asian="14pt" style:font-size-complex="16pt"/>
    </style:style>
    <style:style style:name="P3" style:family="paragraph" style:parent-style-name="Standard">
      <style:text-properties fo:font-size="16pt" officeooo:rsid="000e7ef0" officeooo:paragraph-rsid="000e7ef0" style:font-size-asian="14pt" style:font-size-complex="16pt"/>
    </style:style>
    <style:style style:name="P4" style:family="paragraph" style:parent-style-name="Standard">
      <style:text-properties fo:font-size="16pt" officeooo:rsid="0010b462" officeooo:paragraph-rsid="0010b462" style:font-size-asian="14pt" style:font-size-complex="16pt"/>
    </style:style>
    <style:style style:name="T1" style:family="text">
      <style:text-properties officeooo:rsid="000f51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#include&lt;stdio.h&gt;</text:p>
      <text:p text:style-name="P1"><text:tab/>int main()</text:p>
      <text:p text:style-name="P1"><text:tab/>{</text:p>
      <text:p text:style-name="P1"><text:tab/> <text:s text:c="3"/>int num;</text:p>
      <text:p text:style-name="P1"><text:tab/> <text:s text:c="3"/>printf("Enter a Number:- ");</text:p>
      <text:p text:style-name="P1"><text:tab/> <text:s text:c="3"/>scanf("%d",&amp;num);</text:p>
      <text:p text:style-name="P1"><text:tab/> <text:s text:c="3"/>printf("The Unit digit is %d\n",num%10);</text:p>
      <text:p text:style-name="P1"><text:tab/> <text:s text:c="3"/>return 0;</text:p>
      <text:p text:style-name="P1"><text:tab/>}</text:p>
      <text:p text:style-name="P1"/>
      <text:p text:style-name="P1">2.<text:tab/>#include&lt;stdio.h&gt;</text:p>
      <text:p text:style-name="P1"><text:tab/>int main()</text:p>
      <text:p text:style-name="P1"><text:tab/>{</text:p>
      <text:p text:style-name="P1"><text:tab/> <text:s text:c="3"/>int num;</text:p>
      <text:p text:style-name="P1"><text:tab/> <text:s text:c="3"/>printf("Enter a Number:- ");</text:p>
      <text:p text:style-name="P1"><text:tab/> <text:s text:c="3"/>scanf("%d",&amp;num);</text:p>
      <text:p text:style-name="P1"><text:tab/> <text:s text:c="3"/>printf("New Number is %d\n",num/10);</text:p>
      <text:p text:style-name="P1"><text:tab/> <text:s text:c="3"/>return 0;</text:p>
      <text:p text:style-name="P1"><text:tab/>}</text:p>
      <text:p text:style-name="P1"/>
      <text:p text:style-name="P1">3.<text:tab/>#include&lt;stdio.h&gt;</text:p>
      <text:p text:style-name="P1"><text:tab/>int main()</text:p>
      <text:p text:style-name="P1"><text:tab/>{</text:p>
      <text:p text:style-name="P1"><text:tab/> <text:s text:c="3"/>int num1,num2,num3;</text:p>
      <text:p text:style-name="P1"><text:tab/> <text:s text:c="3"/>printf("Enter Two Numbers :-");</text:p>
      <text:p text:style-name="P1"><text:tab/> <text:s text:c="3"/>scanf("%d %d",&amp;num1,&amp;num2);</text:p>
      <text:p text:style-name="P1"><text:tab/> <text:s text:c="3"/>num3=num1;</text:p>
      <text:p text:style-name="P1"><text:tab/> <text:s text:c="3"/>num1=num2;</text:p>
      <text:p text:style-name="P1"><text:tab/> <text:s text:c="3"/>num2=num3;</text:p>
      <text:p text:style-name="P1"><text:tab/> <text:s text:c="3"/>printf("The value of num1 is %d and value of num2 is <text:tab/>%d",num1,num2);</text:p>
      <text:p text:style-name="P1"><text:tab/> <text:s text:c="3"/>return 0;</text:p>
      <text:p text:style-name="P1"><text:tab/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text:tab/>#include&lt;stdio.h&gt;</text:p>
      <text:p text:style-name="P1"><text:tab/>int main()</text:p>
      <text:p text:style-name="P1"><text:tab/>{</text:p>
      <text:p text:style-name="P1"><text:tab/> <text:s text:c="3"/>int num1,num2;</text:p>
      <text:p text:style-name="P1"><text:tab/> <text:s text:c="3"/>printf("Enter Two Numbers :- ");</text:p>
      <text:p text:style-name="P1"><text:tab/> <text:s text:c="3"/>scanf("%d %d",&amp;num1,&amp;num2);</text:p>
      <text:p text:style-name="P1"><text:tab/> <text:s text:c="3"/>num1=num1+num2;</text:p>
      <text:p text:style-name="P1"><text:tab/> <text:s text:c="3"/>num2=num1-num2;</text:p>
      <text:p text:style-name="P1"><text:tab/> <text:s text:c="3"/>num1=num1-num2;</text:p>
      <text:p text:style-name="P1"><text:tab/> <text:s text:c="3"/>printf("Swapped value of num1 is %d and num2 is <text:tab/>%d",num1,num2);</text:p>
      <text:p text:style-name="P1"><text:tab/> <text:s text:c="3"/>return 0;</text:p>
      <text:p text:style-name="P1"><text:tab/>}</text:p>
      <text:p text:style-name="P1"/>
      <text:p text:style-name="P1">5.<text:tab/>#include&lt;stdio.h&gt;</text:p>
      <text:p text:style-name="P1"><text:tab/>int main()</text:p>
      <text:p text:style-name="P1"><text:tab/>{</text:p>
      <text:p text:style-name="P1"><text:tab/> <text:s text:c="3"/>int num,dig1,dig2,dig3;</text:p>
      <text:p text:style-name="P1"><text:tab/> <text:s text:c="3"/>printf("Enter a three digit number:- ");</text:p>
      <text:p text:style-name="P1"><text:tab/> <text:s text:c="3"/>scanf("%d",&amp;num);<text:tab/></text:p>
      <text:p text:style-name="P1"><text:tab/> <text:s text:c="3"/>dig1=num%10;</text:p>
      <text:p text:style-name="P1"><text:tab/> <text:s text:c="3"/>num/=10;</text:p>
      <text:p text:style-name="P1"><text:tab/> <text:s text:c="3"/>dig2=num%10;</text:p>
      <text:p text:style-name="P1"><text:tab/> <text:s text:c="3"/>num/=10;</text:p>
      <text:p text:style-name="P1"><text:tab/> <text:s text:c="3"/>dig3=num%10;</text:p>
      <text:p text:style-name="P1"><text:tab/></text:p>
      <text:p text:style-name="P1"><text:tab/> <text:s text:c="3"/>printf("Sum of digits is %d\n",dig1+dig2+dig3);</text:p>
      <text:p text:style-name="P1"><text:tab/> <text:s text:c="3"/>return 0;</text:p>
      <text:p text:style-name="P1"><text:tab/>}</text:p>
      <text:p text:style-name="P1"/>
      <text:p text:style-name="P1">6.<text:tab/>#include&lt;stdio.h&gt;</text:p>
      <text:p text:style-name="P1"><text:tab/>int main()</text:p>
      <text:p text:style-name="P1"><text:tab/>{</text:p>
      <text:p text:style-name="P1"><text:tab/> <text:s text:c="3"/>char a;</text:p>
      <text:p text:style-name="P1"><text:tab/> <text:s text:c="3"/>printf("Enter the Character:- ");</text:p>
      <text:p text:style-name="P1"><text:tab/> <text:s text:c="3"/>scanf("%c",&amp;a);</text:p>
      <text:p text:style-name="P1"><text:tab/> <text:s text:c="3"/>printf("The ASCII code of %c is %d\n",a,a);</text:p>
      <text:p text:style-name="P1"><text:tab/> <text:s text:c="3"/>return 0;</text:p>
      <text:p text:style-name="P1"><text:tab/>}</text:p>
      <text:p text:style-name="P1"><text:soft-page-break/><text:span text:style-name="T1">8</text:span>.<text:tab/>#include&lt;stdio.h&gt; </text:p>
      <text:p text:style-name="P1"><text:tab/>int main()</text:p>
      <text:p text:style-name="P1"><text:tab/>{</text:p>
      <text:p text:style-name="P1"><text:tab/> <text:s text:c="2"/>int n; </text:p>
      <text:p text:style-name="P1"><text:tab/> <text:s text:c="2"/>printf("Enter an integer:- ");</text:p>
      <text:p text:style-name="P1"><text:tab/> <text:s text:c="2"/>scanf("%d",&amp;n);</text:p>
      <text:p text:style-name="P1"><text:tab/> </text:p>
      <text:p text:style-name="P1"><text:tab/> <text:s text:c="2"/>if ( n &amp; 1 == 1 )</text:p>
      <text:p text:style-name="P1"><text:tab/> <text:s text:c="5"/>printf("Odd\n");</text:p>
      <text:p text:style-name="P1"><text:tab/> <text:s text:c="2"/>else</text:p>
      <text:p text:style-name="P1"><text:tab/> <text:s text:c="5"/>printf("Even\n");</text:p>
      <text:p text:style-name="P1"><text:tab/> <text:s text:c="5"/>return 0;</text:p>
      <text:p text:style-name="P1"><text:tab/>}</text:p>
      <text:p text:style-name="P1"/>
      <text:p text:style-name="P2">9.<text:tab/>#include&lt;stdio.h&gt;</text:p>
      <text:p text:style-name="P2"><text:tab/>int main()</text:p>
      <text:p text:style-name="P2"><text:tab/>{</text:p>
      <text:p text:style-name="P2"><text:tab/> <text:s text:c="3"/>int Integer;</text:p>
      <text:p text:style-name="P2"><text:tab/> <text:s text:c="3"/>float Float;</text:p>
      <text:p text:style-name="P2"><text:tab/> <text:s text:c="3"/>char Char;</text:p>
      <text:p text:style-name="P2"><text:tab/> <text:s text:c="3"/>double Double;</text:p>
      <text:p text:style-name="P2"><text:tab/> <text:s text:c="3"/>printf("The Size of Int is %ld bytes.\n",sizeof(Integer));</text:p>
      <text:p text:style-name="P2"><text:tab/> <text:s text:c="3"/>printf("The Size of Float is %ld bytes.\n",sizeof(Float));</text:p>
      <text:p text:style-name="P2"><text:tab/> <text:s text:c="3"/>printf("The Size of Char is %ld bytes.\n",sizeof(Char));</text:p>
      <text:p text:style-name="P2"><text:tab/> <text:s text:c="3"/>printf("The Size of Double is %ld bytes.\n",sizeof(Double));</text:p>
      <text:p text:style-name="P2"><text:tab/> <text:s text:c="3"/>return0;</text:p>
      <text:p text:style-name="P2"><text:tab/>}</text:p>
      <text:p text:style-name="P2"/>
      <text:p text:style-name="P2">10.<text:tab/>#include&lt;stdio.h&gt;</text:p>
      <text:p text:style-name="P2"><text:tab/>int main()</text:p>
      <text:p text:style-name="P2"><text:tab/>{</text:p>
      <text:p text:style-name="P2"><text:tab/> <text:s text:c="3"/>int num,unit,nnum;</text:p>
      <text:p text:style-name="P2"><text:tab/> <text:s text:c="3"/>printf("Enter The Number :-");</text:p>
      <text:p text:style-name="P2"><text:tab/> <text:s text:c="3"/>scanf("%d",&amp;num);</text:p>
      <text:p text:style-name="P2"><text:tab/> <text:s text:c="3"/>unit=num%10;</text:p>
      <text:p text:style-name="P2"><text:tab/> <text:s text:c="3"/>nnum=num-unit;</text:p>
      <text:p text:style-name="P2"><text:tab/> <text:s text:c="3"/>printf("The New Number is %d\n",nnum);</text:p>
      <text:p text:style-name="P2"><text:tab/> <text:s text:c="3"/>return 0;</text:p>
      <text:p text:style-name="P2"><text:tab/>}</text:p>
      <text:p text:style-name="P1"><text:soft-page-break/><text:span text:style-name="T1">11.<text:tab/></text:span> #include&lt;stdio.h&gt;</text:p>
      <text:p text:style-name="P1"><text:tab/>int main()</text:p>
      <text:p text:style-name="P1"><text:tab/>{</text:p>
      <text:p text:style-name="P1"><text:tab/> <text:s text:c="3"/>int num,n,num1;</text:p>
      <text:p text:style-name="P1"><text:tab/> <text:s text:c="3"/>printf("Enter a number and a digit:- ");</text:p>
      <text:p text:style-name="P1"><text:tab/> <text:s text:c="3"/>scanf("%d %d",&amp;num,&amp;n);</text:p>
      <text:p text:style-name="P1"><text:tab/></text:p>
      <text:p text:style-name="P1"><text:tab/> <text:s text:c="3"/>num1=(num*10)+n;</text:p>
      <text:p text:style-name="P1"><text:tab/> <text:s text:c="3"/>printf("New number is %d\n",num1);</text:p>
      <text:p text:style-name="P1"><text:tab/> <text:s text:c="3"/>return 0;</text:p>
      <text:p text:style-name="P1"><text:tab/>}</text:p>
      <text:p text:style-name="P1"/>
      <text:p text:style-name="P4">12.<text:tab/>#include&lt;stdio.h&gt;</text:p>
      <text:p text:style-name="P4"><text:tab/>int main()</text:p>
      <text:p text:style-name="P4"><text:tab/>{</text:p>
      <text:p text:style-name="P4"><text:tab/> <text:s text:c="3"/>float inr,dollar;</text:p>
      <text:p text:style-name="P4"><text:tab/> <text:s text:c="3"/>printf("Enter Your Amount In Rs. :-");</text:p>
      <text:p text:style-name="P4"><text:tab/> <text:s text:c="3"/>scanf("%f",&amp;inr);</text:p>
      <text:p text:style-name="P4"><text:tab/> <text:s text:c="3"/>dollar=inr/76.23;</text:p>
      <text:p text:style-name="P4"><text:tab/> <text:s text:c="3"/>printf("Rs.%f in Dollars is %f$\n",inr,dollar);</text:p>
      <text:p text:style-name="P4"><text:tab/> <text:s text:c="3"/>return 0;</text:p>
      <text:p text:style-name="P4"><text:tab/>}</text:p>
      <text:p text:style-name="P4"/>
      <text:p text:style-name="P4">13.<text:tab/>#include&lt;stdio.h&gt;</text:p>
      <text:p text:style-name="P4"><text:tab/>int main()</text:p>
      <text:p text:style-name="P4"><text:tab/>{</text:p>
      <text:p text:style-name="P4"><text:tab/> <text:s text:c="3"/>int num,digit;</text:p>
      <text:p text:style-name="P4"><text:tab/> <text:s text:c="3"/>printf("Enter a three digit number :- ");</text:p>
      <text:p text:style-name="P4"><text:tab/> <text:s text:c="3"/>scanf("%d",&amp;num);</text:p>
      <text:p text:style-name="P4"><text:tab/> <text:s text:c="3"/>digit=num%10;</text:p>
      <text:p text:style-name="P4"><text:tab/> <text:s text:c="3"/>num/=10;</text:p>
      <text:p text:style-name="P4"><text:tab/> <text:s text:c="3"/>num=(digit*100)+num;</text:p>
      <text:p text:style-name="P4"><text:tab/> <text:s text:c="3"/>printf("New number is %d\n",num);</text:p>
      <text:p text:style-name="P4"><text:tab/>}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21:22:52.482299157</meta:creation-date>
    <dc:date>2022-07-11T13:33:54.741628876</dc:date>
    <meta:editing-duration>PT8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35" meta:word-count="310" meta:character-count="2692" meta:non-whitespace-character-count="2047"/>
  </office:meta>
</office:document-meta>
</file>